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left="0in" fo:margin-right="0in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Öffne das Terminal in deinem Modulordner und führe das Kommando <text:span text:style-name="Source_20_Text">npm create vite@latest m294-game -- --template react</text:span> aus. Dadurch wird ein Projektordner <text:span text:style-name="Emphasis">m294-game</text:span> inklusive ReactJS <text:span text:style-name="Emphasis">boilerplate</text:span> und <text:span text:style-name="Emphasis">vite</text:span>-Buildwerkzeug (siehe <text:a xlink:type="simple" xlink:href="https://vitejs.dev/guide/" text:style-name="Internet_20_link" text:visited-style-name="Visited_20_Internet_20_Link">https://vitejs.dev/guide/</text:a>) erstellt.</text:p>
        </text:list-item>
      </text:list>
      <text:list text:style-name="L2">
        <text:list-item>
          <text:p text:style-name="P5">Wechsele im Terminal mit <text:span text:style-name="Source_20_Text">cd m294-game</text:span> in den Projektordner, und installiere die vordefinierten Node-packages mit <text:span text:style-name="Source_20_Text">npm install</text:span>. Das Laden der notwendigen Bibliotheken aus dem Web im <text:span text:style-name="Emphasis">node_modules</text:span> Ordner dauert ein paar Minuten…</text:p>
        </text:list-item>
      </text:list>
      <text:list text:style-name="L3">
        <text:list-item>
          <text:p text:style-name="P6">Starte den <text:span text:style-name="Emphasis">vite</text:span>-Webserver Anwendung mit <text:span text:style-name="Source_20_Text">npm run dev</text:span>. Im Terminal solltest du folgende Ausgabe sehen:</text:p>
        </text:list-item>
      </text:list>
      <text:p text:style-name="Preformatted_20_Text"><text:span text:style-name="Source_20_Text"><text:s/>VITE v3.0.7 <text:s/>ready in 175 ms</text:span></text:p>
      <text:p text:style-name="Preformatted_20_Text"/>
      <text:p text:style-name="Preformatted_20_Text"><text:span text:style-name="Source_20_Text"><text:s/>➜ <text:s/>Local: <text:s text:c="2"/>http://127.0.0.1:5173/</text:span></text:p>
      <text:p text:style-name="P1"><text:span text:style-name="Source_20_Text"><text:s/>➜ <text:s/>Network: use --host to expose</text:span></text:p>
      <text:list text:style-name="L4">
        <text:list-item>
          <text:p text:style-name="P7">Prüfe im Webbrowser, ob die Webseite auf dem lokalen Webserver auf angegebenen Port erreichbar ist: <text:a xlink:type="simple" xlink:href="http://localhost:5173/" text:style-name="Internet_20_link" text:visited-style-name="Visited_20_Internet_20_Link">http://localhost:5173</text:a></text:p>
        </text:list-item>
      </text:list>
      <text:list text:style-name="L5">
        <text:list-item>
          <text:p text:style-name="P8">Schaue dir entstandene Projektstruktur an:</text:p>
        </text:list-item>
      </text:list>
      <text:section text:style-name="Sect1" text:name="cb7">
        <text:p text:style-name="P2"><text:bookmark text:name="cb7-1"/><text:span text:style-name="Source_20_Text">$ tree -I node_modules</text:span></text:p>
        <text:p text:style-name="P2"><text:bookmark text:name="cb7-2"/><text:span text:style-name="Source_20_Text">.</text:span></text:p>
        <text:p text:style-name="P2"><text:bookmark text:name="cb7-3"/><text:span text:style-name="Source_20_Text">├── index.html</text:span></text:p>
        <text:p text:style-name="P2"><text:bookmark text:name="cb7-4"/><text:span text:style-name="Source_20_Text">├── package.json</text:span></text:p>
        <text:p text:style-name="P2"><text:bookmark text:name="cb7-5"/><text:span text:style-name="Source_20_Text">├── package-lock.json</text:span></text:p>
        <text:p text:style-name="P2"><text:bookmark text:name="cb7-6"/><text:span text:style-name="Source_20_Text">├── public</text:span></text:p>
        <text:p text:style-name="P2"><text:bookmark text:name="cb7-7"/><text:span text:style-name="Source_20_Text">│   └── vite.svg</text:span></text:p>
        <text:p text:style-name="P2"><text:bookmark text:name="cb7-8"/><text:span text:style-name="Source_20_Text">├── README.md</text:span></text:p>
        <text:p text:style-name="P2"><text:bookmark text:name="cb7-9"/><text:span text:style-name="Source_20_Text">├── src</text:span></text:p>
        <text:p text:style-name="P2"><text:bookmark text:name="cb7-10"/><text:span text:style-name="Source_20_Text">│   ├── App.css</text:span></text:p>
        <text:p text:style-name="P2"><text:bookmark text:name="cb7-11"/><text:span text:style-name="Source_20_Text">│   ├── App.jsx</text:span></text:p>
        <text:p text:style-name="P2"><text:bookmark text:name="cb7-12"/><text:span text:style-name="Source_20_Text">│   ├── assets</text:span></text:p>
        <text:p text:style-name="P2"><text:bookmark text:name="cb7-13"/><text:span text:style-name="Source_20_Text">│   │   └── react.svg</text:span></text:p>
        <text:p text:style-name="P2"><text:bookmark text:name="cb7-14"/><text:span text:style-name="Source_20_Text">│   ├── index.css</text:span></text:p>
        <text:p text:style-name="P2"><text:bookmark text:name="cb7-15"/><text:span text:style-name="Source_20_Text">│   └── main.jsx</text:span></text:p>
        <text:p text:style-name="P3"><text:bookmark text:name="cb7-16"/><text:span text:style-name="Source_20_Text">└── vite.config.js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9:50:56.604602634</meta:creation-date>
    <dc:date>2024-09-16T09:51:24.254527692</dc:date>
    <meta:editing-duration>PT28S</meta:editing-duration>
    <meta:editing-cycles>1</meta:editing-cycles>
    <meta:document-statistic meta:table-count="0" meta:image-count="0" meta:object-count="0" meta:page-count="1" meta:paragraph-count="24" meta:word-count="162" meta:character-count="1084" meta:non-whitespace-character-count="929"/>
    <meta:generator>LibreOffice/24.2.5.2$Linux_X86_64 LibreOffice_project/420$Build-2</meta:generator>
  </office:meta>
</office:document-meta>
</file>